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6" style:family="table-cell" style:parent-style-name="Default">
      <style:table-cell-properties fo:background-color="#dce6f1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 style:data-style-name="N142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 style:data-style-name="N142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 style:data-style-name="N3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6"/>
        <table:table-column table:style-name="co1" table:number-columns-repeated="9" table:default-cell-style-name="ce8"/>
        <table:table-column table:style-name="co1" table:default-cell-style-name="ce7"/>
        <table:table-row table:style-name="ro1">
          <table:table-cell office:value-type="string" calcext:value-type="string">
            <text:p>European Union - 27 countries (from 2020)</text:p>
          </table:table-cell>
          <table:table-cell table:style-name="ce7" office:value-type="float" office:value="550603.96" calcext:value-type="float">
            <text:p>550.603,96</text:p>
          </table:table-cell>
          <table:table-cell table:style-name="ce7" office:value-type="float" office:value="559406.36" calcext:value-type="float">
            <text:p>559.406,36</text:p>
          </table:table-cell>
          <table:table-cell table:style-name="ce7" office:value-type="float" office:value="571677.71" calcext:value-type="float">
            <text:p>571.677,71</text:p>
          </table:table-cell>
          <table:table-cell table:style-name="ce7" office:value-type="float" office:value="570510.91" calcext:value-type="float">
            <text:p>570.510,91</text:p>
          </table:table-cell>
          <table:table-cell table:style-name="ce7" office:value-type="float" office:value="572291.46" calcext:value-type="float">
            <text:p>572.291,46</text:p>
          </table:table-cell>
          <table:table-cell table:style-name="ce7" office:value-type="float" office:value="582735.72" calcext:value-type="float">
            <text:p>582.735,72</text:p>
          </table:table-cell>
          <table:table-cell table:style-name="ce7" office:value-type="float" office:value="575778.59" calcext:value-type="float">
            <text:p>575.778,59</text:p>
          </table:table-cell>
          <table:table-cell table:style-name="ce7" office:value-type="float" office:value="568133.06" calcext:value-type="float">
            <text:p>568.133,06</text:p>
          </table:table-cell>
          <table:table-cell table:style-name="ce9" office:value-type="float" office:value="568889" calcext:value-type="float">
            <text:p>568.889</text:p>
          </table:table-cell>
          <table:table-cell office:value-type="float" office:value="566164.36" calcext:value-type="float">
            <text:p>566.164,36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3322.34" calcext:value-type="float">
            <text:p>13.322,34</text:p>
          </table:table-cell>
          <table:table-cell office:value-type="float" office:value="13470.08" calcext:value-type="float">
            <text:p>13.470,08</text:p>
          </table:table-cell>
          <table:table-cell office:value-type="float" office:value="13847.58" calcext:value-type="float">
            <text:p>13.847,58</text:p>
          </table:table-cell>
          <table:table-cell office:value-type="float" office:value="13597.79" calcext:value-type="float">
            <text:p>13.597,79</text:p>
          </table:table-cell>
          <table:table-cell office:value-type="float" office:value="13039.95" calcext:value-type="float">
            <text:p>13.039,95</text:p>
          </table:table-cell>
          <table:table-cell office:value-type="float" office:value="13689.11" calcext:value-type="float">
            <text:p>13.689,11</text:p>
          </table:table-cell>
          <table:table-cell office:value-type="float" office:value="13167.52" calcext:value-type="float">
            <text:p>13.167,52</text:p>
          </table:table-cell>
          <table:table-cell office:value-type="float" office:value="13402.27" calcext:value-type="float">
            <text:p>13.402,27</text:p>
          </table:table-cell>
          <table:table-cell office:value-type="float" office:value="13239.92" calcext:value-type="float">
            <text:p>13.239,92</text:p>
          </table:table-cell>
          <table:table-cell table:style-name="ce8" office:value-type="float" office:value="13233.57" calcext:value-type="float">
            <text:p>13.233,57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table:style-name="ce7" office:value-type="float" office:value="8572.44" calcext:value-type="float">
            <text:p>8.572,44</text:p>
          </table:table-cell>
          <table:table-cell table:style-name="ce7" office:value-type="float" office:value="9764.48" calcext:value-type="float">
            <text:p>9.764,48</text:p>
          </table:table-cell>
          <table:table-cell table:style-name="ce7" office:value-type="float" office:value="11650.41" calcext:value-type="float">
            <text:p>11.650,41</text:p>
          </table:table-cell>
          <table:table-cell table:style-name="ce7" office:value-type="float" office:value="12357.9" calcext:value-type="float">
            <text:p>12.357,9</text:p>
          </table:table-cell>
          <table:table-cell table:style-name="ce7" office:value-type="float" office:value="13590.11" calcext:value-type="float">
            <text:p>13.590,11</text:p>
          </table:table-cell>
          <table:table-cell table:style-name="ce7" office:value-type="float" office:value="13742.2" calcext:value-type="float">
            <text:p>13.742,2</text:p>
          </table:table-cell>
          <table:table-cell table:style-name="ce7" office:value-type="float" office:value="13601.61" calcext:value-type="float">
            <text:p>13.601,61</text:p>
          </table:table-cell>
          <table:table-cell table:style-name="ce7" office:value-type="float" office:value="13937.31" calcext:value-type="float">
            <text:p>13.937,31</text:p>
          </table:table-cell>
          <table:table-cell table:style-name="ce7" office:value-type="float" office:value="13399.86" calcext:value-type="float">
            <text:p>13.399,86</text:p>
          </table:table-cell>
          <table:table-cell office:value-type="float" office:value="13640.58" calcext:value-type="float">
            <text:p>13.640,58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float" office:value="14536.82" calcext:value-type="float">
            <text:p>14.536,82</text:p>
          </table:table-cell>
          <table:table-cell office:value-type="float" office:value="14353.72" calcext:value-type="float">
            <text:p>14.353,72</text:p>
          </table:table-cell>
          <table:table-cell office:value-type="float" office:value="14553.7" calcext:value-type="float">
            <text:p>14.553,7</text:p>
          </table:table-cell>
          <table:table-cell office:value-type="float" office:value="15724.53" calcext:value-type="float">
            <text:p>15.724,53</text:p>
          </table:table-cell>
          <table:table-cell office:value-type="float" office:value="16350.89" calcext:value-type="float">
            <text:p>16.350,89</text:p>
          </table:table-cell>
          <table:table-cell office:value-type="float" office:value="16334.67" calcext:value-type="float">
            <text:p>16.334,67</text:p>
          </table:table-cell>
          <table:table-cell office:value-type="float" office:value="15239.67" calcext:value-type="float">
            <text:p>15.239,67</text:p>
          </table:table-cell>
          <table:table-cell office:value-type="float" office:value="14460.5" calcext:value-type="float">
            <text:p>14.460,5</text:p>
          </table:table-cell>
          <table:table-cell office:value-type="float" office:value="13705.19" calcext:value-type="float">
            <text:p>13.705,19</text:p>
          </table:table-cell>
          <table:table-cell table:style-name="ce8" office:value-type="float" office:value="13204.56" calcext:value-type="float">
            <text:p>13.204,56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table:style-name="ce7" office:value-type="float" office:value="16591.61" calcext:value-type="float">
            <text:p>16.591,61</text:p>
          </table:table-cell>
          <table:table-cell table:style-name="ce7" office:value-type="float" office:value="16474.34" calcext:value-type="float">
            <text:p>16.474,34</text:p>
          </table:table-cell>
          <table:table-cell table:style-name="ce7" office:value-type="float" office:value="16914.19" calcext:value-type="float">
            <text:p>16.914,19</text:p>
          </table:table-cell>
          <table:table-cell table:style-name="ce7" office:value-type="float" office:value="16902.67" calcext:value-type="float">
            <text:p>16.902,67</text:p>
          </table:table-cell>
          <table:table-cell table:style-name="ce7" office:value-type="float" office:value="17233.22" calcext:value-type="float">
            <text:p>17.233,22</text:p>
          </table:table-cell>
          <table:table-cell table:style-name="ce7" office:value-type="float" office:value="17467.47" calcext:value-type="float">
            <text:p>17.467,47</text:p>
          </table:table-cell>
          <table:table-cell table:style-name="ce7" office:value-type="float" office:value="16597.41" calcext:value-type="float">
            <text:p>16.597,41</text:p>
          </table:table-cell>
          <table:table-cell table:style-name="ce7" office:value-type="float" office:value="17353.42" calcext:value-type="float">
            <text:p>17.353,42</text:p>
          </table:table-cell>
          <table:table-cell table:style-name="ce7" office:value-type="float" office:value="17291.63" calcext:value-type="float">
            <text:p>17.291,63</text:p>
          </table:table-cell>
          <table:table-cell office:value-type="float" office:value="17289.17" calcext:value-type="float">
            <text:p>17.289,17</text:p>
          </table:table-cell>
        </table:table-row>
        <table:table-row table:style-name="ro1">
          <table:table-cell office:value-type="string" calcext:value-type="string">
            <text:p>Germany (until 1990 former territory of the FRG)</text:p>
          </table:table-cell>
          <table:table-cell office:value-type="float" office:value="79734.9" calcext:value-type="float">
            <text:p>79.734,9</text:p>
          </table:table-cell>
          <table:table-cell office:value-type="float" office:value="80186.94" calcext:value-type="float">
            <text:p>80.186,94</text:p>
          </table:table-cell>
          <table:table-cell office:value-type="float" office:value="82611.91" calcext:value-type="float">
            <text:p>82.611,91</text:p>
          </table:table-cell>
          <table:table-cell office:value-type="float" office:value="81888.86" calcext:value-type="float">
            <text:p>81.888,86</text:p>
          </table:table-cell>
          <table:table-cell office:value-type="float" office:value="81311.06" calcext:value-type="float">
            <text:p>81.311,06</text:p>
          </table:table-cell>
          <table:table-cell office:value-type="float" office:value="79778.82" calcext:value-type="float">
            <text:p>79.778,82</text:p>
          </table:table-cell>
          <table:table-cell office:value-type="float" office:value="75756.27" calcext:value-type="float">
            <text:p>75.756,27</text:p>
          </table:table-cell>
          <table:table-cell office:value-type="float" office:value="74701.96" calcext:value-type="float">
            <text:p>74.701,96</text:p>
          </table:table-cell>
          <table:table-cell office:value-type="float" office:value="73528.32" calcext:value-type="float">
            <text:p>73.528,32</text:p>
          </table:table-cell>
          <table:table-cell table:style-name="ce8" office:value-type="float" office:value="71587.49" calcext:value-type="float">
            <text:p>71.587,49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table:style-name="ce7" office:value-type="float" office:value="2313.95" calcext:value-type="float">
            <text:p>2.313,95</text:p>
          </table:table-cell>
          <table:table-cell table:style-name="ce7" office:value-type="float" office:value="2299.68" calcext:value-type="float">
            <text:p>2.299,68</text:p>
          </table:table-cell>
          <table:table-cell table:style-name="ce7" office:value-type="float" office:value="2409.43" calcext:value-type="float">
            <text:p>2.409,43</text:p>
          </table:table-cell>
          <table:table-cell table:style-name="ce7" office:value-type="float" office:value="2520.54" calcext:value-type="float">
            <text:p>2.520,54</text:p>
          </table:table-cell>
          <table:table-cell table:style-name="ce7" office:value-type="float" office:value="2399.95" calcext:value-type="float">
            <text:p>2.399,95</text:p>
          </table:table-cell>
          <table:table-cell table:style-name="ce7" office:value-type="float" office:value="2503.83" calcext:value-type="float">
            <text:p>2.503,83</text:p>
          </table:table-cell>
          <table:table-cell table:style-name="ce7" office:value-type="float" office:value="2451.28" calcext:value-type="float">
            <text:p>2.451,28</text:p>
          </table:table-cell>
          <table:table-cell table:style-name="ce7" office:value-type="float" office:value="2700.74" calcext:value-type="float">
            <text:p>2.700,74</text:p>
          </table:table-cell>
          <table:table-cell table:style-name="ce7" office:value-type="float" office:value="2707.18" calcext:value-type="float">
            <text:p>2.707,18</text:p>
          </table:table-cell>
          <table:table-cell office:value-type="float" office:value="2634.07" calcext:value-type="float">
            <text:p>2.634,07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9609.95" calcext:value-type="float">
            <text:p>19.609,95</text:p>
          </table:table-cell>
          <table:table-cell office:value-type="float" office:value="21017.96" calcext:value-type="float">
            <text:p>21.017,96</text:p>
          </table:table-cell>
          <table:table-cell office:value-type="float" office:value="20091.67" calcext:value-type="float">
            <text:p>20.091,67</text:p>
          </table:table-cell>
          <table:table-cell office:value-type="float" office:value="20284.66" calcext:value-type="float">
            <text:p>20.284,66</text:p>
          </table:table-cell>
          <table:table-cell office:value-type="float" office:value="20530.7" calcext:value-type="float">
            <text:p>20.530,7</text:p>
          </table:table-cell>
          <table:table-cell office:value-type="float" office:value="21642.34" calcext:value-type="float">
            <text:p>21.642,34</text:p>
          </table:table-cell>
          <table:table-cell office:value-type="float" office:value="22781.64" calcext:value-type="float">
            <text:p>22.781,64</text:p>
          </table:table-cell>
          <table:table-cell office:value-type="float" office:value="21443.58" calcext:value-type="float">
            <text:p>21.443,58</text:p>
          </table:table-cell>
          <table:table-cell office:value-type="float" office:value="21545.73" calcext:value-type="float">
            <text:p>21.545,73</text:p>
          </table:table-cell>
          <table:table-cell table:style-name="ce8" office:value-type="float" office:value="21568.32" calcext:value-type="float">
            <text:p>21.568,32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table:style-name="ce7" office:value-type="float" office:value="11965.46" calcext:value-type="float">
            <text:p>11.965,46</text:p>
          </table:table-cell>
          <table:table-cell table:style-name="ce7" office:value-type="float" office:value="12053.19" calcext:value-type="float">
            <text:p>12.053,19</text:p>
          </table:table-cell>
          <table:table-cell table:style-name="ce7" office:value-type="float" office:value="11317.82" calcext:value-type="float">
            <text:p>11.317,82</text:p>
          </table:table-cell>
          <table:table-cell table:style-name="ce7" office:value-type="float" office:value="11087.63" calcext:value-type="float">
            <text:p>11.087,63</text:p>
          </table:table-cell>
          <table:table-cell table:style-name="ce7" office:value-type="float" office:value="11368.53" calcext:value-type="float">
            <text:p>11.368,53</text:p>
          </table:table-cell>
          <table:table-cell table:style-name="ce7" office:value-type="float" office:value="11489.53" calcext:value-type="float">
            <text:p>11.489,53</text:p>
          </table:table-cell>
          <table:table-cell table:style-name="ce7" office:value-type="float" office:value="11182.89" calcext:value-type="float">
            <text:p>11.182,89</text:p>
          </table:table-cell>
          <table:table-cell table:style-name="ce9" office:value-type="float" office:value="11311" calcext:value-type="float">
            <text:p>11.311</text:p>
          </table:table-cell>
          <table:table-cell table:style-name="ce7" office:value-type="float" office:value="11669.66" calcext:value-type="float">
            <text:p>11.669,66</text:p>
          </table:table-cell>
          <table:table-cell office:value-type="float" office:value="11580.04" calcext:value-type="float">
            <text:p>11.580,0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39466.89" calcext:value-type="float">
            <text:p>39.466,89</text:p>
          </table:table-cell>
          <table:table-cell office:value-type="float" office:value="41995.69" calcext:value-type="float">
            <text:p>41.995,69</text:p>
          </table:table-cell>
          <table:table-cell office:value-type="float" office:value="44320.23" calcext:value-type="float">
            <text:p>44.320,23</text:p>
          </table:table-cell>
          <table:table-cell office:value-type="float" office:value="44881.46" calcext:value-type="float">
            <text:p>44.881,46</text:p>
          </table:table-cell>
          <table:table-cell office:value-type="float" office:value="44204.32" calcext:value-type="float">
            <text:p>44.204,32</text:p>
          </table:table-cell>
          <table:table-cell office:value-type="float" office:value="45927.43" calcext:value-type="float">
            <text:p>45.927,43</text:p>
          </table:table-cell>
          <table:table-cell office:value-type="float" office:value="46535.54" calcext:value-type="float">
            <text:p>46.535,54</text:p>
          </table:table-cell>
          <table:table-cell office:value-type="float" office:value="45437.38" calcext:value-type="float">
            <text:p>45.437,38</text:p>
          </table:table-cell>
          <table:table-cell office:value-type="float" office:value="46656.73" calcext:value-type="float">
            <text:p>46.656,73</text:p>
          </table:table-cell>
          <table:table-cell table:style-name="ce8" office:value-type="float" office:value="46200.35" calcext:value-type="float">
            <text:p>46.200,3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table:style-name="ce7" office:value-type="float" office:value="116820.67" calcext:value-type="float">
            <text:p>116.820,67</text:p>
          </table:table-cell>
          <table:table-cell table:style-name="ce7" office:value-type="float" office:value="115961.98" calcext:value-type="float">
            <text:p>115.961,98</text:p>
          </table:table-cell>
          <table:table-cell table:style-name="ce7" office:value-type="float" office:value="119752.13" calcext:value-type="float">
            <text:p>119.752,13</text:p>
          </table:table-cell>
          <table:table-cell table:style-name="ce7" office:value-type="float" office:value="118588.66" calcext:value-type="float">
            <text:p>118.588,66</text:p>
          </table:table-cell>
          <table:table-cell table:style-name="ce7" office:value-type="float" office:value="115597.05" calcext:value-type="float">
            <text:p>115.597,05</text:p>
          </table:table-cell>
          <table:table-cell table:style-name="ce7" office:value-type="float" office:value="118014.05" calcext:value-type="float">
            <text:p>118.014,05</text:p>
          </table:table-cell>
          <table:table-cell table:style-name="ce7" office:value-type="float" office:value="114885.51" calcext:value-type="float">
            <text:p>114.885,51</text:p>
          </table:table-cell>
          <table:table-cell table:style-name="ce7" office:value-type="float" office:value="113979.08" calcext:value-type="float">
            <text:p>113.979,08</text:p>
          </table:table-cell>
          <table:table-cell table:style-name="ce7" office:value-type="float" office:value="109156.89" calcext:value-type="float">
            <text:p>109.156,89</text:p>
          </table:table-cell>
          <table:table-cell office:value-type="float" office:value="109272.27" calcext:value-type="float">
            <text:p>109.272,27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544.81" calcext:value-type="float">
            <text:p>4.544,81</text:p>
          </table:table-cell>
          <table:table-cell office:value-type="float" office:value="3974.33" calcext:value-type="float">
            <text:p>3.974,33</text:p>
          </table:table-cell>
          <table:table-cell office:value-type="float" office:value="3801.05" calcext:value-type="float">
            <text:p>3.801,05</text:p>
          </table:table-cell>
          <table:table-cell office:value-type="float" office:value="4073.2" calcext:value-type="float">
            <text:p>4.073,2</text:p>
          </table:table-cell>
          <table:table-cell office:value-type="float" office:value="3946.39" calcext:value-type="float">
            <text:p>3.946,39</text:p>
          </table:table-cell>
          <table:table-cell office:value-type="float" office:value="4379.38" calcext:value-type="float">
            <text:p>4.379,38</text:p>
          </table:table-cell>
          <table:table-cell office:value-type="float" office:value="4400.97" calcext:value-type="float">
            <text:p>4.400,97</text:p>
          </table:table-cell>
          <table:table-cell office:value-type="float" office:value="4391.08" calcext:value-type="float">
            <text:p>4.391,08</text:p>
          </table:table-cell>
          <table:table-cell office:value-type="float" office:value="4452.47" calcext:value-type="float">
            <text:p>4.452,47</text:p>
          </table:table-cell>
          <table:table-cell table:style-name="ce8" office:value-type="float" office:value="4615.93" calcext:value-type="float">
            <text:p>4.615,93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table:style-name="ce7" office:value-type="float" office:value="44588.02" calcext:value-type="float">
            <text:p>44.588,02</text:p>
          </table:table-cell>
          <table:table-cell table:style-name="ce7" office:value-type="float" office:value="42216.93" calcext:value-type="float">
            <text:p>42.216,93</text:p>
          </table:table-cell>
          <table:table-cell table:style-name="ce7" office:value-type="float" office:value="42503.56" calcext:value-type="float">
            <text:p>42.503,56</text:p>
          </table:table-cell>
          <table:table-cell table:style-name="ce7" office:value-type="float" office:value="41945.93" calcext:value-type="float">
            <text:p>41.945,93</text:p>
          </table:table-cell>
          <table:table-cell table:style-name="ce7" office:value-type="float" office:value="43729.38" calcext:value-type="float">
            <text:p>43.729,38</text:p>
          </table:table-cell>
          <table:table-cell table:style-name="ce7" office:value-type="float" office:value="42513.92" calcext:value-type="float">
            <text:p>42.513,92</text:p>
          </table:table-cell>
          <table:table-cell table:style-name="ce7" office:value-type="float" office:value="42491.84" calcext:value-type="float">
            <text:p>42.491,84</text:p>
          </table:table-cell>
          <table:table-cell table:style-name="ce7" office:value-type="float" office:value="42178.47" calcext:value-type="float">
            <text:p>42.178,47</text:p>
          </table:table-cell>
          <table:table-cell table:style-name="ce7" office:value-type="float" office:value="45812.37" calcext:value-type="float">
            <text:p>45.812,37</text:p>
          </table:table-cell>
          <table:table-cell office:value-type="float" office:value="45251.82" calcext:value-type="float">
            <text:p>45.251,82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652.76" calcext:value-type="float">
            <text:p>652,76</text:p>
          </table:table-cell>
          <table:table-cell office:value-type="float" office:value="587.61" calcext:value-type="float">
            <text:p>587,61</text:p>
          </table:table-cell>
          <table:table-cell office:value-type="float" office:value="571.77" calcext:value-type="float">
            <text:p>571,77</text:p>
          </table:table-cell>
          <table:table-cell office:value-type="float" office:value="591.02" calcext:value-type="float">
            <text:p>591,02</text:p>
          </table:table-cell>
          <table:table-cell office:value-type="float" office:value="607.74" calcext:value-type="float">
            <text:p>607,74</text:p>
          </table:table-cell>
          <table:table-cell office:value-type="float" office:value="621.41" calcext:value-type="float">
            <text:p>621,41</text:p>
          </table:table-cell>
          <table:table-cell office:value-type="float" office:value="620.59" calcext:value-type="float">
            <text:p>620,59</text:p>
          </table:table-cell>
          <table:table-cell office:value-type="float" office:value="635.91" calcext:value-type="float">
            <text:p>635,91</text:p>
          </table:table-cell>
          <table:table-cell office:value-type="float" office:value="657.61" calcext:value-type="float">
            <text:p>657,61</text:p>
          </table:table-cell>
          <table:table-cell table:style-name="ce8" office:value-type="float" office:value="660.7" calcext:value-type="float">
            <text:p>660,7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table:style-name="ce7" office:value-type="float" office:value="3699.18" calcext:value-type="float">
            <text:p>3.699,18</text:p>
          </table:table-cell>
          <table:table-cell table:style-name="ce7" office:value-type="float" office:value="3778.82" calcext:value-type="float">
            <text:p>3.778,82</text:p>
          </table:table-cell>
          <table:table-cell table:style-name="ce7" office:value-type="float" office:value="3901.51" calcext:value-type="float">
            <text:p>3.901,51</text:p>
          </table:table-cell>
          <table:table-cell table:style-name="ce7" office:value-type="float" office:value="4060.58" calcext:value-type="float">
            <text:p>4.060,58</text:p>
          </table:table-cell>
          <table:table-cell table:style-name="ce7" office:value-type="float" office:value="4067.8" calcext:value-type="float">
            <text:p>4.067,8</text:p>
          </table:table-cell>
          <table:table-cell table:style-name="ce7" office:value-type="float" office:value="4092.65" calcext:value-type="float">
            <text:p>4.092,65</text:p>
          </table:table-cell>
          <table:table-cell table:style-name="ce7" office:value-type="float" office:value="3881.3" calcext:value-type="float">
            <text:p>3.881,3</text:p>
          </table:table-cell>
          <table:table-cell table:style-name="ce7" office:value-type="float" office:value="4200.47" calcext:value-type="float">
            <text:p>4.200,47</text:p>
          </table:table-cell>
          <table:table-cell table:style-name="ce7" office:value-type="float" office:value="4318.34" calcext:value-type="float">
            <text:p>4.318,34</text:p>
          </table:table-cell>
          <table:table-cell office:value-type="float" office:value="4329.68" calcext:value-type="float">
            <text:p>4.329,68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8075.04" calcext:value-type="float">
            <text:p>8.075,04</text:p>
          </table:table-cell>
          <table:table-cell office:value-type="float" office:value="8091.89" calcext:value-type="float">
            <text:p>8.091,89</text:p>
          </table:table-cell>
          <table:table-cell office:value-type="float" office:value="8407.26" calcext:value-type="float">
            <text:p>8.407,26</text:p>
          </table:table-cell>
          <table:table-cell office:value-type="float" office:value="8710.93" calcext:value-type="float">
            <text:p>8.710,93</text:p>
          </table:table-cell>
          <table:table-cell office:value-type="float" office:value="8621.13" calcext:value-type="float">
            <text:p>8.621,13</text:p>
          </table:table-cell>
          <table:table-cell office:value-type="float" office:value="8706.9" calcext:value-type="float">
            <text:p>8.706,9</text:p>
          </table:table-cell>
          <table:table-cell office:value-type="float" office:value="8345.27" calcext:value-type="float">
            <text:p>8.345,27</text:p>
          </table:table-cell>
          <table:table-cell office:value-type="float" office:value="8501.25" calcext:value-type="float">
            <text:p>8.501,25</text:p>
          </table:table-cell>
          <table:table-cell office:value-type="float" office:value="9281.31" calcext:value-type="float">
            <text:p>9.281,31</text:p>
          </table:table-cell>
          <table:table-cell table:style-name="ce8" office:value-type="float" office:value="9052.17" calcext:value-type="float">
            <text:p>9.052,17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table:style-name="ce9" office:value-type="float" office:value="783" calcext:value-type="float">
            <text:p>783</text:p>
          </table:table-cell>
          <table:table-cell table:style-name="ce7" office:value-type="float" office:value="781.1" calcext:value-type="float">
            <text:p>781,1</text:p>
          </table:table-cell>
          <table:table-cell table:style-name="ce7" office:value-type="float" office:value="785.5" calcext:value-type="float">
            <text:p>785,5</text:p>
          </table:table-cell>
          <table:table-cell table:style-name="ce7" office:value-type="float" office:value="784.94" calcext:value-type="float">
            <text:p>784,94</text:p>
          </table:table-cell>
          <table:table-cell table:style-name="ce7" office:value-type="float" office:value="811.86" calcext:value-type="float">
            <text:p>811,86</text:p>
          </table:table-cell>
          <table:table-cell table:style-name="ce7" office:value-type="float" office:value="817.42" calcext:value-type="float">
            <text:p>817,42</text:p>
          </table:table-cell>
          <table:table-cell table:style-name="ce7" office:value-type="float" office:value="801.5" calcext:value-type="float">
            <text:p>801,5</text:p>
          </table:table-cell>
          <table:table-cell table:style-name="ce7" office:value-type="float" office:value="801.13" calcext:value-type="float">
            <text:p>801,13</text:p>
          </table:table-cell>
          <table:table-cell table:style-name="ce7" office:value-type="float" office:value="778.35" calcext:value-type="float">
            <text:p>778,35</text:p>
          </table:table-cell>
          <table:table-cell office:value-type="float" office:value="779.21" calcext:value-type="float">
            <text:p>779,21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1188.97" calcext:value-type="float">
            <text:p>11.188,97</text:p>
          </table:table-cell>
          <table:table-cell office:value-type="float" office:value="12283.28" calcext:value-type="float">
            <text:p>12.283,28</text:p>
          </table:table-cell>
          <table:table-cell office:value-type="float" office:value="12854.25" calcext:value-type="float">
            <text:p>12.854,25</text:p>
          </table:table-cell>
          <table:table-cell office:value-type="float" office:value="13221.46" calcext:value-type="float">
            <text:p>13.221,46</text:p>
          </table:table-cell>
          <table:table-cell office:value-type="float" office:value="14115.15" calcext:value-type="float">
            <text:p>14.115,15</text:p>
          </table:table-cell>
          <table:table-cell office:value-type="float" office:value="14100.97" calcext:value-type="float">
            <text:p>14.100,97</text:p>
          </table:table-cell>
          <table:table-cell office:value-type="float" office:value="14134.23" calcext:value-type="float">
            <text:p>14.134,23</text:p>
          </table:table-cell>
          <table:table-cell office:value-type="float" office:value="14089.24" calcext:value-type="float">
            <text:p>14.089,24</text:p>
          </table:table-cell>
          <table:table-cell office:value-type="float" office:value="14518.63" calcext:value-type="float">
            <text:p>14.518,63</text:p>
          </table:table-cell>
          <table:table-cell table:style-name="ce8" office:value-type="float" office:value="14405.28" calcext:value-type="float">
            <text:p>14.405,28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table:style-name="ce7" office:value-type="float" office:value="144.06" calcext:value-type="float">
            <text:p>144,06</text:p>
          </table:table-cell>
          <table:table-cell table:style-name="ce7" office:value-type="float" office:value="141.6" calcext:value-type="float">
            <text:p>141,6</text:p>
          </table:table-cell>
          <table:table-cell table:style-name="ce7" office:value-type="float" office:value="139.65" calcext:value-type="float">
            <text:p>139,65</text:p>
          </table:table-cell>
          <table:table-cell table:style-name="ce7" office:value-type="float" office:value="140.66" calcext:value-type="float">
            <text:p>140,66</text:p>
          </table:table-cell>
          <table:table-cell table:style-name="ce7" office:value-type="float" office:value="134.62" calcext:value-type="float">
            <text:p>134,62</text:p>
          </table:table-cell>
          <table:table-cell table:style-name="ce7" office:value-type="float" office:value="133.69" calcext:value-type="float">
            <text:p>133,69</text:p>
          </table:table-cell>
          <table:table-cell table:style-name="ce7" office:value-type="float" office:value="134.18" calcext:value-type="float">
            <text:p>134,18</text:p>
          </table:table-cell>
          <table:table-cell table:style-name="ce7" office:value-type="float" office:value="134.21" calcext:value-type="float">
            <text:p>134,21</text:p>
          </table:table-cell>
          <table:table-cell table:style-name="ce7" office:value-type="float" office:value="137.04" calcext:value-type="float">
            <text:p>137,04</text:p>
          </table:table-cell>
          <table:table-cell office:value-type="float" office:value="135.98" calcext:value-type="float">
            <text:p>135,98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8019.41" calcext:value-type="float">
            <text:p>18.019,41</text:p>
          </table:table-cell>
          <table:table-cell office:value-type="float" office:value="18785.71" calcext:value-type="float">
            <text:p>18.785,71</text:p>
          </table:table-cell>
          <table:table-cell office:value-type="float" office:value="19028.05" calcext:value-type="float">
            <text:p>19.028,05</text:p>
          </table:table-cell>
          <table:table-cell office:value-type="float" office:value="19534.42" calcext:value-type="float">
            <text:p>19.534,42</text:p>
          </table:table-cell>
          <table:table-cell office:value-type="float" office:value="19153.77" calcext:value-type="float">
            <text:p>19.153,77</text:p>
          </table:table-cell>
          <table:table-cell office:value-type="float" office:value="19741.89" calcext:value-type="float">
            <text:p>19.741,89</text:p>
          </table:table-cell>
          <table:table-cell office:value-type="float" office:value="19471.62" calcext:value-type="float">
            <text:p>19.471,62</text:p>
          </table:table-cell>
          <table:table-cell office:value-type="float" office:value="19120.97" calcext:value-type="float">
            <text:p>19.120,97</text:p>
          </table:table-cell>
          <table:table-cell office:value-type="float" office:value="19168.4" calcext:value-type="float">
            <text:p>19.168,4</text:p>
          </table:table-cell>
          <table:table-cell table:style-name="ce8" office:value-type="float" office:value="18825.17" calcext:value-type="float">
            <text:p>18.825,17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table:style-name="ce7" office:value-type="float" office:value="8423.96" calcext:value-type="float">
            <text:p>8.423,96</text:p>
          </table:table-cell>
          <table:table-cell table:style-name="ce7" office:value-type="float" office:value="8356.86" calcext:value-type="float">
            <text:p>8.356,86</text:p>
          </table:table-cell>
          <table:table-cell table:style-name="ce7" office:value-type="float" office:value="8722.7" calcext:value-type="float">
            <text:p>8.722,7</text:p>
          </table:table-cell>
          <table:table-cell table:style-name="ce7" office:value-type="float" office:value="8731.99" calcext:value-type="float">
            <text:p>8.731,99</text:p>
          </table:table-cell>
          <table:table-cell table:style-name="ce7" office:value-type="float" office:value="9055.89" calcext:value-type="float">
            <text:p>9.055,89</text:p>
          </table:table-cell>
          <table:table-cell table:style-name="ce7" office:value-type="float" office:value="8809.68" calcext:value-type="float">
            <text:p>8.809,68</text:p>
          </table:table-cell>
          <table:table-cell table:style-name="ce7" office:value-type="float" office:value="8621.32" calcext:value-type="float">
            <text:p>8.621,32</text:p>
          </table:table-cell>
          <table:table-cell table:style-name="ce7" office:value-type="float" office:value="8491.86" calcext:value-type="float">
            <text:p>8.491,86</text:p>
          </table:table-cell>
          <table:table-cell table:style-name="ce7" office:value-type="float" office:value="8545.26" calcext:value-type="float">
            <text:p>8.545,26</text:p>
          </table:table-cell>
          <table:table-cell office:value-type="float" office:value="8559.85" calcext:value-type="float">
            <text:p>8.559,85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62468.08" calcext:value-type="float">
            <text:p>62.468,08</text:p>
          </table:table-cell>
          <table:table-cell office:value-type="float" office:value="64091.38" calcext:value-type="float">
            <text:p>64.091,38</text:p>
          </table:table-cell>
          <table:table-cell office:value-type="float" office:value="63328.09" calcext:value-type="float">
            <text:p>63.328,09</text:p>
          </table:table-cell>
          <table:table-cell office:value-type="float" office:value="60876.33" calcext:value-type="float">
            <text:p>60.876,33</text:p>
          </table:table-cell>
          <table:table-cell office:value-type="float" office:value="62273.41" calcext:value-type="float">
            <text:p>62.273,41</text:p>
          </table:table-cell>
          <table:table-cell office:value-type="float" office:value="66188.4" calcext:value-type="float">
            <text:p>66.188,4</text:p>
          </table:table-cell>
          <table:table-cell office:value-type="float" office:value="66519.6" calcext:value-type="float">
            <text:p>66.519,6</text:p>
          </table:table-cell>
          <table:table-cell office:value-type="float" office:value="62847.4" calcext:value-type="float">
            <text:p>62.847,4</text:p>
          </table:table-cell>
          <table:table-cell office:value-type="float" office:value="65997.32" calcext:value-type="float">
            <text:p>65.997,32</text:p>
          </table:table-cell>
          <table:table-cell table:style-name="ce8" office:value-type="float" office:value="64896.14" calcext:value-type="float">
            <text:p>64.896,14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table:style-name="ce7" office:value-type="float" office:value="7886.1" calcext:value-type="float">
            <text:p>7.886,1</text:p>
          </table:table-cell>
          <table:table-cell table:style-name="ce7" office:value-type="float" office:value="8038.6" calcext:value-type="float">
            <text:p>8.038,6</text:p>
          </table:table-cell>
          <table:table-cell table:style-name="ce7" office:value-type="float" office:value="8468.6" calcext:value-type="float">
            <text:p>8.468,6</text:p>
          </table:table-cell>
          <table:table-cell table:style-name="ce7" office:value-type="float" office:value="8233.5" calcext:value-type="float">
            <text:p>8.233,5</text:p>
          </table:table-cell>
          <table:table-cell table:style-name="ce7" office:value-type="float" office:value="8047.1" calcext:value-type="float">
            <text:p>8.047,1</text:p>
          </table:table-cell>
          <table:table-cell table:style-name="ce7" office:value-type="float" office:value="8109.8" calcext:value-type="float">
            <text:p>8.109,8</text:p>
          </table:table-cell>
          <table:table-cell table:style-name="ce9" office:value-type="float" office:value="8194" calcext:value-type="float">
            <text:p>8.194</text:p>
          </table:table-cell>
          <table:table-cell table:style-name="ce7" office:value-type="float" office:value="8385.6" calcext:value-type="float">
            <text:p>8.385,6</text:p>
          </table:table-cell>
          <table:table-cell table:style-name="ce7" office:value-type="float" office:value="8534.6" calcext:value-type="float">
            <text:p>8.534,6</text:p>
          </table:table-cell>
          <table:table-cell office:value-type="float" office:value="8645.92" calcext:value-type="float">
            <text:p>8.645,92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8519.13" calcext:value-type="float">
            <text:p>28.519,13</text:p>
          </table:table-cell>
          <table:table-cell office:value-type="float" office:value="31548.99" calcext:value-type="float">
            <text:p>31.548,99</text:p>
          </table:table-cell>
          <table:table-cell office:value-type="float" office:value="31480.64" calcext:value-type="float">
            <text:p>31.480,64</text:p>
          </table:table-cell>
          <table:table-cell office:value-type="float" office:value="31848.76" calcext:value-type="float">
            <text:p>31.848,76</text:p>
          </table:table-cell>
          <table:table-cell office:value-type="float" office:value="31877.99" calcext:value-type="float">
            <text:p>31.877,99</text:p>
          </table:table-cell>
          <table:table-cell office:value-type="float" office:value="33685.56" calcext:value-type="float">
            <text:p>33.685,56</text:p>
          </table:table-cell>
          <table:table-cell office:value-type="float" office:value="36361.45" calcext:value-type="float">
            <text:p>36.361,45</text:p>
          </table:table-cell>
          <table:table-cell office:value-type="float" office:value="35378.99" calcext:value-type="float">
            <text:p>35.378,99</text:p>
          </table:table-cell>
          <table:table-cell office:value-type="float" office:value="33237.47" calcext:value-type="float">
            <text:p>33.237,47</text:p>
          </table:table-cell>
          <table:table-cell table:style-name="ce8" office:value-type="float" office:value="35563.38" calcext:value-type="float">
            <text:p>35.563,38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table:style-name="ce7" office:value-type="float" office:value="1736.93" calcext:value-type="float">
            <text:p>1.736,93</text:p>
          </table:table-cell>
          <table:table-cell table:style-name="ce7" office:value-type="float" office:value="1721.52" calcext:value-type="float">
            <text:p>1.721,52</text:p>
          </table:table-cell>
          <table:table-cell table:style-name="ce7" office:value-type="float" office:value="1810.44" calcext:value-type="float">
            <text:p>1.810,44</text:p>
          </table:table-cell>
          <table:table-cell table:style-name="ce7" office:value-type="float" office:value="1828.51" calcext:value-type="float">
            <text:p>1.828,51</text:p>
          </table:table-cell>
          <table:table-cell table:style-name="ce7" office:value-type="float" office:value="1826.77" calcext:value-type="float">
            <text:p>1.826,77</text:p>
          </table:table-cell>
          <table:table-cell table:style-name="ce7" office:value-type="float" office:value="1793.43" calcext:value-type="float">
            <text:p>1.793,43</text:p>
          </table:table-cell>
          <table:table-cell table:style-name="ce7" office:value-type="float" office:value="1801.53" calcext:value-type="float">
            <text:p>1.801,53</text:p>
          </table:table-cell>
          <table:table-cell table:style-name="ce7" office:value-type="float" office:value="1815.56" calcext:value-type="float">
            <text:p>1.815,56</text:p>
          </table:table-cell>
          <table:table-cell table:style-name="ce7" office:value-type="float" office:value="1824.22" calcext:value-type="float">
            <text:p>1.824,22</text:p>
          </table:table-cell>
          <table:table-cell office:value-type="float" office:value="1821.33" calcext:value-type="float">
            <text:p>1.821,33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941.38" calcext:value-type="float">
            <text:p>2.941,38</text:p>
          </table:table-cell>
          <table:table-cell office:value-type="float" office:value="3323.53" calcext:value-type="float">
            <text:p>3.323,53</text:p>
          </table:table-cell>
          <table:table-cell office:value-type="float" office:value="3738.72" calcext:value-type="float">
            <text:p>3.738,72</text:p>
          </table:table-cell>
          <table:table-cell office:value-type="float" office:value="3279.01" calcext:value-type="float">
            <text:p>3.279,01</text:p>
          </table:table-cell>
          <table:table-cell office:value-type="float" office:value="3672.85" calcext:value-type="float">
            <text:p>3.672,85</text:p>
          </table:table-cell>
          <table:table-cell office:value-type="float" office:value="3333.76" calcext:value-type="float">
            <text:p>3.333,76</text:p>
          </table:table-cell>
          <table:table-cell office:value-type="float" office:value="3386.85" calcext:value-type="float">
            <text:p>3.386,85</text:p>
          </table:table-cell>
          <table:table-cell office:value-type="float" office:value="3525.89" calcext:value-type="float">
            <text:p>3.525,89</text:p>
          </table:table-cell>
          <table:table-cell office:value-type="float" office:value="3589.73" calcext:value-type="float">
            <text:p>3.589,73</text:p>
          </table:table-cell>
          <table:table-cell table:style-name="ce8" office:value-type="float" office:value="3497.98" calcext:value-type="float">
            <text:p>3.497,98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table:style-name="ce7" office:value-type="float" office:value="12593.62" calcext:value-type="float">
            <text:p>12.593,62</text:p>
          </table:table-cell>
          <table:table-cell table:style-name="ce7" office:value-type="float" office:value="12513.51" calcext:value-type="float">
            <text:p>12.513,51</text:p>
          </table:table-cell>
          <table:table-cell table:style-name="ce7" office:value-type="float" office:value="12802.33" calcext:value-type="float">
            <text:p>12.802,33</text:p>
          </table:table-cell>
          <table:table-cell table:style-name="ce7" office:value-type="float" office:value="12830.14" calcext:value-type="float">
            <text:p>12.830,14</text:p>
          </table:table-cell>
          <table:table-cell table:style-name="ce7" office:value-type="float" office:value="12848.81" calcext:value-type="float">
            <text:p>12.848,81</text:p>
          </table:table-cell>
          <table:table-cell table:style-name="ce7" office:value-type="float" office:value="12791.72" calcext:value-type="float">
            <text:p>12.791,72</text:p>
          </table:table-cell>
          <table:table-cell table:style-name="ce7" office:value-type="float" office:value="12638.24" calcext:value-type="float">
            <text:p>12.638,24</text:p>
          </table:table-cell>
          <table:table-cell table:style-name="ce7" office:value-type="float" office:value="13133.14" calcext:value-type="float">
            <text:p>13.133,14</text:p>
          </table:table-cell>
          <table:table-cell table:style-name="ce7" office:value-type="float" office:value="12928.93" calcext:value-type="float">
            <text:p>12.928,93</text:p>
          </table:table-cell>
          <table:table-cell office:value-type="float" office:value="12708.93" calcext:value-type="float">
            <text:p>12.708,93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1404.48" calcext:value-type="float">
            <text:p>11.404,48</text:p>
          </table:table-cell>
          <table:table-cell office:value-type="float" office:value="11592.64" calcext:value-type="float">
            <text:p>11.592,64</text:p>
          </table:table-cell>
          <table:table-cell office:value-type="float" office:value="11864.49" calcext:value-type="float">
            <text:p>11.864,49</text:p>
          </table:table-cell>
          <table:table-cell office:value-type="float" office:value="11984.82" calcext:value-type="float">
            <text:p>11.984,82</text:p>
          </table:table-cell>
          <table:table-cell office:value-type="float" office:value="11875.01" calcext:value-type="float">
            <text:p>11.875,01</text:p>
          </table:table-cell>
          <table:table-cell office:value-type="float" office:value="12325.67" calcext:value-type="float">
            <text:p>12.325,67</text:p>
          </table:table-cell>
          <table:table-cell office:value-type="float" office:value="11774.76" calcext:value-type="float">
            <text:p>11.774,76</text:p>
          </table:table-cell>
          <table:table-cell office:value-type="float" office:value="11774.63" calcext:value-type="float">
            <text:p>11.774,63</text:p>
          </table:table-cell>
          <table:table-cell office:value-type="float" office:value="12205.84" calcext:value-type="float">
            <text:p>12.205,84</text:p>
          </table:table-cell>
          <table:table-cell table:style-name="ce8" office:value-type="float" office:value="12204.47" calcext:value-type="float">
            <text:p>12.204,47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table:style-name="ce7" office:value-type="float" office:value="941.6" calcext:value-type="float">
            <text:p>941,6</text:p>
          </table:table-cell>
          <table:table-cell table:style-name="ce7" office:value-type="float" office:value="923.5" calcext:value-type="float">
            <text:p>923,5</text:p>
          </table:table-cell>
          <table:table-cell table:style-name="ce7" office:value-type="float" office:value="999.87" calcext:value-type="float">
            <text:p>999,87</text:p>
          </table:table-cell>
          <table:table-cell table:style-name="ce7" office:value-type="float" office:value="947.13" calcext:value-type="float">
            <text:p>947,13</text:p>
          </table:table-cell>
          <table:table-cell table:style-name="ce7" office:value-type="float" office:value="936.31" calcext:value-type="float">
            <text:p>936,31</text:p>
          </table:table-cell>
          <table:table-cell table:style-name="ce7" office:value-type="float" office:value="968.36" calcext:value-type="float">
            <text:p>968,36</text:p>
          </table:table-cell>
          <table:table-cell table:style-name="ce7" office:value-type="float" office:value="924.22" calcext:value-type="float">
            <text:p>924,22</text:p>
          </table:table-cell>
          <table:table-cell table:style-name="ce7" office:value-type="float" office:value="890.2" calcext:value-type="float">
            <text:p>890,2</text:p>
          </table:table-cell>
          <table:table-cell table:style-name="ce7" office:value-type="float" office:value="903.45" calcext:value-type="float">
            <text:p>903,45</text:p>
          </table:table-cell>
          <table:table-cell office:value-type="float" office:value="861.34" calcext:value-type="float">
            <text:p>861,34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5730.53" calcext:value-type="float">
            <text:p>5.730,53</text:p>
          </table:table-cell>
          <table:table-cell office:value-type="float" office:value="5803.06" calcext:value-type="float">
            <text:p>5.803,06</text:p>
          </table:table-cell>
          <table:table-cell office:value-type="float" office:value="5954.25" calcext:value-type="float">
            <text:p>5.954,25</text:p>
          </table:table-cell>
          <table:table-cell office:value-type="float" office:value="6035.1" calcext:value-type="float">
            <text:p>6.035,1</text:p>
          </table:table-cell>
          <table:table-cell office:value-type="float" office:value="6030.8" calcext:value-type="float">
            <text:p>6.030,8</text:p>
          </table:table-cell>
          <table:table-cell office:value-type="float" office:value="5967.52" calcext:value-type="float">
            <text:p>5.967,52</text:p>
          </table:table-cell>
          <table:table-cell office:value-type="float" office:value="5923.82" calcext:value-type="float">
            <text:p>5.923,82</text:p>
          </table:table-cell>
          <table:table-cell office:value-type="float" office:value="6049.59" calcext:value-type="float">
            <text:p>6.049,59</text:p>
          </table:table-cell>
          <table:table-cell office:value-type="float" office:value="6018.46" calcext:value-type="float">
            <text:p>6.018,46</text:p>
          </table:table-cell>
          <table:table-cell table:style-name="ce8" office:value-type="float" office:value="6111.15" calcext:value-type="float">
            <text:p>6.111,15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table:style-name="ce9" office:value-type="float" office:value="6626" calcext:value-type="float">
            <text:p>6.626</text:p>
          </table:table-cell>
          <table:table-cell table:style-name="ce9" office:value-type="float" office:value="6567" calcext:value-type="float">
            <text:p>6.567</text:p>
          </table:table-cell>
          <table:table-cell table:style-name="ce9" office:value-type="float" office:value="6808" calcext:value-type="float">
            <text:p>6.808</text:p>
          </table:table-cell>
          <table:table-cell table:style-name="ce9" office:value-type="float" office:value="6597" calcext:value-type="float">
            <text:p>6.597</text:p>
          </table:table-cell>
          <table:table-cell table:style-name="ce9" office:value-type="float" office:value="6555" calcext:value-type="float">
            <text:p>6.555</text:p>
          </table:table-cell>
          <table:table-cell table:style-name="ce9" office:value-type="float" office:value="6701" calcext:value-type="float">
            <text:p>6.701</text:p>
          </table:table-cell>
          <table:table-cell table:style-name="ce9" office:value-type="float" office:value="6577" calcext:value-type="float">
            <text:p>6.577</text:p>
          </table:table-cell>
          <table:table-cell table:style-name="ce9" office:value-type="float" office:value="6495" calcext:value-type="float">
            <text:p>6.495</text:p>
          </table:table-cell>
          <table:table-cell table:number-columns-repeated="2" table:style-name="ce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47147.99" calcext:value-type="float">
            <text:p>47.147,99</text:p>
          </table:table-cell>
          <table:table-cell office:value-type="float" office:value="47099.77" calcext:value-type="float">
            <text:p>47.099,77</text:p>
          </table:table-cell>
          <table:table-cell office:value-type="float" office:value="48888.58" calcext:value-type="float">
            <text:p>48.888,58</text:p>
          </table:table-cell>
          <table:table-cell office:value-type="float" office:value="47252.96" calcext:value-type="float">
            <text:p>47.252,96</text:p>
          </table:table-cell>
          <table:table-cell office:value-type="float" office:value="47277.17" calcext:value-type="float">
            <text:p>47.277,17</text:p>
          </table:table-cell>
          <table:table-cell office:value-type="float" office:value="48220.32" calcext:value-type="float">
            <text:p>48.220,32</text:p>
          </table:table-cell>
          <table:table-cell office:value-type="float" office:value="47897.19" calcext:value-type="float">
            <text:p>47.897,19</text:p>
          </table:table-cell>
          <table:table-cell office:value-type="float" office:value="47163.36" calcext:value-type="float">
            <text:p>47.163,36</text:p>
          </table:table-cell>
          <table:table-cell table:number-columns-repeated="2"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table:style-name="ce7" office:value-type="float" office:value="1219.19" calcext:value-type="float">
            <text:p>1.219,19</text:p>
          </table:table-cell>
          <table:table-cell table:style-name="ce7" office:value-type="float" office:value="1250.33" calcext:value-type="float">
            <text:p>1.250,33</text:p>
          </table:table-cell>
          <table:table-cell table:style-name="ce7" office:value-type="float" office:value="1207.94" calcext:value-type="float">
            <text:p>1.207,94</text:p>
          </table:table-cell>
          <table:table-cell table:number-columns-repeated="7" table:style-name="ce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ürkiye</text:p>
          </table:table-cell>
          <table:table-cell office:value-type="float" office:value="78282.78" calcext:value-type="float">
            <text:p>78.282,78</text:p>
          </table:table-cell>
          <table:table-cell office:value-type="float" office:value="83895.68" calcext:value-type="float">
            <text:p>83.895,68</text:p>
          </table:table-cell>
          <table:table-cell office:value-type="float" office:value="84072.59" calcext:value-type="float">
            <text:p>84.072,59</text:p>
          </table:table-cell>
          <table:table-cell office:value-type="float" office:value="87188.8" calcext:value-type="float">
            <text:p>87.188,8</text:p>
          </table:table-cell>
          <table:table-cell office:value-type="float" office:value="94426.9" calcext:value-type="float">
            <text:p>94.426,9</text:p>
          </table:table-cell>
          <table:table-cell office:value-type="float" office:value="97474.21" calcext:value-type="float">
            <text:p>97.474,21</text:p>
          </table:table-cell>
          <table:table-cell office:value-type="float" office:value="96474.94" calcext:value-type="float">
            <text:p>96.474,94</text:p>
          </table:table-cell>
          <table:table-cell office:value-type="float" office:value="101564.58" calcext:value-type="float">
            <text:p>101.564,58</text:p>
          </table:table-cell>
          <table:table-cell office:value-type="float" office:value="112951.3" calcext:value-type="float">
            <text:p>112.951,3</text:p>
          </table:table-cell>
          <table:table-cell table:style-name="ce1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3">
      <number:hours/>
      <number:text>:</number:text>
      <number:minutes number:style="long"/>
      <number:text> </number:text>
      <number:am-pm/>
    </number:time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number:min-decimal-places="2" number:min-integer-digits="1" number:grouping="true"/>
    </number:number-style>
    <number:number-style style:name="N108">
      <number:text>-€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">
      <number:number number:decimal-places="10" number:min-decimal-places="0" number:min-integer-digits="1" number:decimal-replacement="" number:grouping="true"/>
    </number:number-style>
    <number:number-style style:name="N143">
      <number:number number:decimal-places="1" number:min-decimal-places="1" number:min-integer-digits="1" number:grouping="true"/>
    </number:number-style>
    <number:number-style style:name="N144">
      <number:number number:decimal-places="3" number:min-decimal-places="3" number:min-integer-digits="1" number:grouping="true"/>
    </number:number-style>
    <number:number-style style:name="N145">
      <number:number number:decimal-places="4" number:min-decimal-places="4" number:min-integer-digits="1" number:grouping="true"/>
    </number:number-style>
    <number:number-style style:name="N146P0" style:volatile="true">
      <number:text>€ </number:text>
      <number:number number:decimal-places="0" number:min-decimal-places="0" number:min-integer-digits="1" number:grouping="true"/>
    </number:number-style>
    <number:number-style style:name="N146">
      <number:text>-€ 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text>€ 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P0" style:volatile="true">
      <number:text>€ </number:text>
      <number:number number:decimal-places="2" number:min-decimal-places="2" number:min-integer-digits="1" number:grouping="true"/>
    </number:number-style>
    <number:number-style style:name="N148">
      <number:text>-€ 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>€ </number:text>
      <number:number number:decimal-places="2" number:min-decimal-places="2" number:min-integer-digits="1" number:grouping="true"/>
    </number:number-style>
    <number:number-style style:name="N14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49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€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2T19:19:52.673000000</meta:creation-date>
    <dc:date>2022-12-22T19:26:46.675000000</dc:date>
    <meta:editing-duration>PT4M55S</meta:editing-duration>
    <meta:editing-cycles>4</meta:editing-cycles>
    <meta:generator>LibreOffice/7.3.4.2$Windows_X86_64 LibreOffice_project/728fec16bd5f605073805c3c9e7c4212a0120dc5</meta:generator>
    <meta:document-statistic meta:table-count="1" meta:cell-count="374" meta:object-count="0"/>
  </office:meta>
</office:document-meta>
</file>